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ing_20_2">
      <style:text-properties officeooo:paragraph-rsid="0011cafe"/>
    </style:style>
    <style:style style:name="P6" style:family="paragraph" style:parent-style-name="Heading_20_2">
      <style:text-properties officeooo:paragraph-rsid="000e8dd0"/>
    </style:style>
    <style:style style:name="P7" style:family="paragraph" style:parent-style-name="Heading_20_2">
      <style:text-properties officeooo:paragraph-rsid="00141062"/>
    </style:style>
    <style:style style:name="P8" style:family="paragraph" style:parent-style-name="Heading_20_2">
      <style:text-properties officeooo:rsid="00186d94" officeooo:paragraph-rsid="00186d94"/>
    </style:style>
    <style:style style:name="P9" style:family="paragraph" style:parent-style-name="Heading_20_2">
      <style:text-properties officeooo:rsid="0019376f"/>
    </style:style>
    <style:style style:name="P10" style:family="paragraph" style:parent-style-name="Heading_20_2">
      <style:text-properties officeooo:paragraph-rsid="00181864"/>
    </style:style>
    <style:style style:name="P11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2" style:family="paragraph" style:parent-style-name="Heading_20_1">
      <style:text-properties officeooo:paragraph-rsid="00141062"/>
    </style:style>
    <style:style style:name="P13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4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5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6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7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8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9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0" style:family="paragraph" style:parent-style-name="Standard">
      <style:text-properties officeooo:rsid="001d1b9c" officeooo:paragraph-rsid="001d1b9c"/>
    </style:style>
    <style:style style:name="P21" style:family="paragraph" style:parent-style-name="Standard">
      <style:text-properties officeooo:paragraph-rsid="00306b57"/>
    </style:style>
    <style:style style:name="P22" style:family="paragraph" style:parent-style-name="Standard">
      <style:text-properties officeooo:paragraph-rsid="0035e6c9"/>
    </style:style>
    <style:style style:name="P23" style:family="paragraph" style:parent-style-name="Standard">
      <style:text-properties officeooo:paragraph-rsid="00511c62"/>
    </style:style>
    <style:style style:name="P24" style:family="paragraph" style:parent-style-name="Standard">
      <style:text-properties officeooo:paragraph-rsid="005374cd"/>
    </style:style>
    <style:style style:name="P25" style:family="paragraph" style:parent-style-name="Standard">
      <style:text-properties officeooo:rsid="004f2632" officeooo:paragraph-rsid="004f2632"/>
    </style:style>
    <style:style style:name="P26" style:family="paragraph" style:parent-style-name="Standard">
      <style:text-properties officeooo:rsid="001e368d" officeooo:paragraph-rsid="007eefb5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paragraph-rsid="0091efc5"/>
    </style:style>
    <style:style style:name="P33" style:family="paragraph" style:parent-style-name="Standard">
      <style:text-properties officeooo:rsid="007eefb5" officeooo:paragraph-rsid="007eefb5"/>
    </style:style>
    <style:style style:name="P34" style:family="paragraph" style:parent-style-name="Standard">
      <style:text-properties officeooo:rsid="0081c18c" officeooo:paragraph-rsid="0081c18c"/>
    </style:style>
    <style:style style:name="P35" style:family="paragraph" style:parent-style-name="Standard">
      <style:text-properties officeooo:rsid="008ee85b" officeooo:paragraph-rsid="008c09d3"/>
    </style:style>
    <style:style style:name="P36" style:family="paragraph" style:parent-style-name="Standard">
      <style:text-properties officeooo:paragraph-rsid="00ac29ad"/>
    </style:style>
    <style:style style:name="P37" style:family="paragraph" style:parent-style-name="Standard">
      <style:text-properties officeooo:rsid="0087d79f" officeooo:paragraph-rsid="00af3af5"/>
    </style:style>
    <style:style style:name="P38" style:family="paragraph" style:parent-style-name="Standard">
      <style:text-properties officeooo:paragraph-rsid="00b61373"/>
    </style:style>
    <style:style style:name="P39" style:family="paragraph" style:parent-style-name="Standard">
      <style:text-properties officeooo:paragraph-rsid="00ba3ff6"/>
    </style:style>
    <style:style style:name="P40" style:family="paragraph" style:parent-style-name="Standard">
      <style:text-properties officeooo:rsid="00b6b5a2" officeooo:paragraph-rsid="00bed7f3"/>
    </style:style>
    <style:style style:name="P41" style:family="paragraph" style:parent-style-name="Standard">
      <style:text-properties officeooo:rsid="00b6b5a2" officeooo:paragraph-rsid="00e3457d"/>
    </style:style>
    <style:style style:name="P42" style:family="paragraph" style:parent-style-name="Standard">
      <style:text-properties officeooo:rsid="00b713bc" officeooo:paragraph-rsid="00c8d7b0"/>
    </style:style>
    <style:style style:name="P43" style:family="paragraph" style:parent-style-name="Standard">
      <style:text-properties officeooo:rsid="00c8d7b0" officeooo:paragraph-rsid="00c8d7b0"/>
    </style:style>
    <style:style style:name="P44" style:family="paragraph" style:parent-style-name="Standard">
      <style:text-properties officeooo:rsid="00d3e54d"/>
    </style:style>
    <style:style style:name="P45" style:family="paragraph" style:parent-style-name="Standard">
      <style:text-properties officeooo:rsid="00d3e54d" officeooo:paragraph-rsid="00d3e54d"/>
    </style:style>
    <style:style style:name="P46" style:family="paragraph" style:parent-style-name="Standard">
      <style:text-properties officeooo:rsid="0016761c"/>
    </style:style>
    <style:style style:name="P47" style:family="paragraph" style:parent-style-name="Standard">
      <style:text-properties officeooo:rsid="00d57d0b"/>
    </style:style>
    <style:style style:name="P48" style:family="paragraph" style:parent-style-name="Standard">
      <style:text-properties officeooo:rsid="001b8125"/>
    </style:style>
    <style:style style:name="P49" style:family="paragraph" style:parent-style-name="Standard">
      <style:text-properties officeooo:rsid="0019376f"/>
    </style:style>
    <style:style style:name="P50" style:family="paragraph" style:parent-style-name="Standard">
      <style:text-properties officeooo:rsid="00181864"/>
    </style:style>
    <style:style style:name="P51" style:family="paragraph" style:parent-style-name="Standard">
      <style:text-properties officeooo:rsid="00b8db74" officeooo:paragraph-rsid="00d963b6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54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55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58" style:family="paragraph" style:parent-style-name="Standard" style:master-page-name="First_20_Page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59" style:family="paragraph" style:parent-style-name="Standard" style:list-style-name="L1">
      <style:text-properties officeooo:paragraph-rsid="00587ee1"/>
    </style:style>
    <style:style style:name="P60" style:family="paragraph" style:parent-style-name="Standard" style:list-style-name="L1">
      <style:text-properties officeooo:paragraph-rsid="005bdccd"/>
    </style:style>
    <style:style style:name="P61" style:family="paragraph" style:parent-style-name="Standard" style:list-style-name="L1">
      <style:text-properties officeooo:paragraph-rsid="005c379e"/>
    </style:style>
    <style:style style:name="P62" style:family="paragraph" style:parent-style-name="Standard" style:list-style-name="L1">
      <style:text-properties officeooo:paragraph-rsid="007d1b70"/>
    </style:style>
    <style:style style:name="P63" style:family="paragraph" style:parent-style-name="Standard" style:list-style-name="L1">
      <style:text-properties officeooo:paragraph-rsid="007a50af"/>
    </style:style>
    <style:style style:name="P64" style:family="paragraph" style:parent-style-name="Standard" style:list-style-name="L1">
      <style:text-properties officeooo:paragraph-rsid="00620bf7"/>
    </style:style>
    <style:style style:name="P65" style:family="paragraph" style:parent-style-name="Standard" style:list-style-name="L1">
      <style:text-properties officeooo:paragraph-rsid="00a22381"/>
    </style:style>
    <style:style style:name="P66" style:family="paragraph" style:parent-style-name="Standard" style:list-style-name="L1">
      <style:text-properties officeooo:rsid="00587ee1" officeooo:paragraph-rsid="00587ee1"/>
    </style:style>
    <style:style style:name="P67" style:family="paragraph" style:parent-style-name="Standard" style:list-style-name="L1"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officeooo:rsid="00b6b5a2" officeooo:paragraph-rsid="00c296e9"/>
    </style:style>
    <style:style style:name="P69" style:family="paragraph" style:parent-style-name="Standard">
      <style:text-properties officeooo:rsid="00b6b5a2" officeooo:paragraph-rsid="00e4bdd0"/>
    </style:style>
    <style:style style:name="P70" style:family="paragraph" style:parent-style-name="Standard">
      <style:text-properties officeooo:rsid="00b6b5a2" officeooo:paragraph-rsid="00e5bbb0"/>
    </style:style>
    <style:style style:name="P71" style:family="paragraph" style:parent-style-name="Standard">
      <style:text-properties officeooo:rsid="00c8d7b0" officeooo:paragraph-rsid="00c8d7b0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3" style:list-style-name="">
      <style:text-properties officeooo:paragraph-rsid="001e252c"/>
    </style:style>
    <style:style style:name="P74" style:family="paragraph" style:parent-style-name="Heading_20_3" style:list-style-name="">
      <style:text-properties officeooo:paragraph-rsid="0080e72f"/>
    </style:style>
    <style:style style:name="P75" style:family="paragraph" style:parent-style-name="Heading_20_3" style:list-style-name="">
      <style:text-properties officeooo:paragraph-rsid="001e368d"/>
    </style:style>
    <style:style style:name="P76" style:family="paragraph" style:parent-style-name="Heading_20_3" style:list-style-name="">
      <style:text-properties officeooo:paragraph-rsid="001a47b4"/>
    </style:style>
    <style:style style:name="P77" style:family="paragraph" style:parent-style-name="Heading_20_3" style:list-style-name="">
      <style:text-properties officeooo:paragraph-rsid="0019376f"/>
    </style:style>
    <style:style style:name="P78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79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80" style:family="paragraph" style:parent-style-name="Heading_20_3" style:list-style-name="">
      <style:text-properties officeooo:rsid="00203fcb" officeooo:paragraph-rsid="00203fcb"/>
    </style:style>
    <style:style style:name="P81" style:family="paragraph" style:parent-style-name="Heading_20_3">
      <style:text-properties officeooo:rsid="00dac091"/>
    </style:style>
    <style:style style:name="P82" style:family="paragraph" style:parent-style-name="Heading_20_3" style:list-style-name="">
      <style:text-properties officeooo:rsid="00186d94"/>
    </style:style>
    <style:style style:name="P83" style:family="paragraph" style:parent-style-name="Heading_20_3" style:list-style-name="">
      <style:text-properties officeooo:rsid="00186d94" officeooo:paragraph-rsid="00186d94"/>
    </style:style>
    <style:style style:name="P84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85" style:family="paragraph" style:parent-style-name="Heading_20_4">
      <style:text-properties officeooo:rsid="0081c18c" officeooo:paragraph-rsid="0081c18c"/>
    </style:style>
    <style:style style:name="P86" style:family="paragraph" style:parent-style-name="Heading_20_4">
      <style:text-properties officeooo:paragraph-rsid="00871bd5"/>
    </style:style>
    <style:style style:name="P87" style:family="paragraph" style:parent-style-name="Heading_20_4">
      <style:text-properties officeooo:rsid="0087d79f" officeooo:paragraph-rsid="00914f52"/>
    </style:style>
    <style:style style:name="P88" style:family="paragraph" style:parent-style-name="Heading_20_4">
      <style:text-properties officeooo:rsid="00b6b5a2"/>
    </style:style>
    <style:style style:name="P89" style:family="paragraph" style:parent-style-name="Heading_20_4">
      <style:text-properties officeooo:rsid="00b6b5a2" officeooo:paragraph-rsid="00b6b5a2"/>
    </style:style>
    <style:style style:name="P90" style:family="paragraph" style:parent-style-name="Heading_20_4">
      <style:text-properties officeooo:rsid="00b713bc" officeooo:paragraph-rsid="00b713bc"/>
    </style:style>
    <style:style style:name="P91" style:family="paragraph" style:parent-style-name="Heading_20_4">
      <style:text-properties officeooo:rsid="00d125d9" officeooo:paragraph-rsid="00d125d9"/>
    </style:style>
    <style:style style:name="P92" style:family="paragraph" style:parent-style-name="Heading_20_4">
      <style:text-properties officeooo:rsid="00cb5a50" officeooo:paragraph-rsid="00cb5a50"/>
    </style:style>
    <style:style style:name="P93" style:family="paragraph" style:parent-style-name="Heading_20_4" style:list-style-name="">
      <style:text-properties officeooo:rsid="0019376f" officeooo:paragraph-rsid="0019376f"/>
    </style:style>
    <style:style style:name="P94" style:family="paragraph" style:parent-style-name="Heading_20_4" style:list-style-name="">
      <style:text-properties officeooo:rsid="001b8125" officeooo:paragraph-rsid="001b8125"/>
    </style:style>
    <style:style style:name="P95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96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97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74" style:family="text">
      <style:text-properties fo:font-style="normal" officeooo:rsid="007a50af" style:font-style-asian="normal" style:font-style-complex="normal"/>
    </style:style>
    <style:style style:name="T75" style:family="text">
      <style:text-properties fo:font-style="normal" officeooo:rsid="007b99fa" style:font-style-asian="normal" style:font-style-complex="normal"/>
    </style:style>
    <style:style style:name="T76" style:family="text">
      <style:text-properties fo:font-style="normal" officeooo:rsid="007d1b70" style:font-style-asian="normal" style:font-style-complex="normal"/>
    </style:style>
    <style:style style:name="T77" style:family="text">
      <style:text-properties fo:font-style="normal" officeooo:rsid="00914f52" style:font-style-asian="normal" style:font-style-complex="normal"/>
    </style:style>
    <style:style style:name="T78" style:family="text">
      <style:text-properties fo:font-style="normal" officeooo:rsid="0091efc5" style:font-style-asian="normal" style:font-style-complex="normal"/>
    </style:style>
    <style:style style:name="T79" style:family="text">
      <style:text-properties fo:font-style="normal" officeooo:rsid="0094d002" style:font-style-asian="normal" style:font-style-complex="normal"/>
    </style:style>
    <style:style style:name="T80" style:family="text">
      <style:text-properties fo:font-style="normal" officeooo:rsid="0095d527" style:font-style-asian="normal" style:font-style-complex="normal"/>
    </style:style>
    <style:style style:name="T81" style:family="text">
      <style:text-properties fo:font-style="normal" officeooo:rsid="0095eded" style:font-style-asian="normal" style:font-style-complex="normal"/>
    </style:style>
    <style:style style:name="T82" style:family="text">
      <style:text-properties fo:font-style="normal" officeooo:rsid="009722e5" style:font-style-asian="normal" style:font-style-complex="normal"/>
    </style:style>
    <style:style style:name="T83" style:family="text">
      <style:text-properties fo:font-style="normal" officeooo:rsid="00982b79" style:font-style-asian="normal" style:font-style-complex="normal"/>
    </style:style>
    <style:style style:name="T84" style:family="text">
      <style:text-properties fo:font-style="normal" officeooo:rsid="0098e947" style:font-style-asian="normal" style:font-style-complex="normal"/>
    </style:style>
    <style:style style:name="T85" style:family="text">
      <style:text-properties fo:font-style="normal" officeooo:rsid="0099b498" style:font-style-asian="normal" style:font-style-complex="normal"/>
    </style:style>
    <style:style style:name="T86" style:family="text">
      <style:text-properties fo:font-style="normal" officeooo:rsid="009b0868" style:font-style-asian="normal" style:font-style-complex="normal"/>
    </style:style>
    <style:style style:name="T87" style:family="text">
      <style:text-properties fo:font-style="normal" officeooo:rsid="009c78b7" style:font-style-asian="normal" style:font-style-complex="normal"/>
    </style:style>
    <style:style style:name="T88" style:family="text">
      <style:text-properties fo:font-style="normal" officeooo:rsid="00a06524" style:font-style-asian="normal" style:font-style-complex="normal"/>
    </style:style>
    <style:style style:name="T89" style:family="text">
      <style:text-properties fo:font-style="normal" officeooo:rsid="00a74296" style:font-style-asian="normal" style:font-style-complex="normal"/>
    </style:style>
    <style:style style:name="T90" style:family="text">
      <style:text-properties fo:font-style="normal" officeooo:rsid="00aba8af" style:font-style-asian="normal" style:font-style-complex="normal"/>
    </style:style>
    <style:style style:name="T91" style:family="text">
      <style:text-properties fo:font-style="normal" officeooo:rsid="00ac29ad" style:font-style-asian="normal" style:font-style-complex="normal"/>
    </style:style>
    <style:style style:name="T92" style:family="text">
      <style:text-properties fo:font-style="normal" officeooo:rsid="00ad87d1" style:font-style-asian="normal" style:font-style-complex="normal"/>
    </style:style>
    <style:style style:name="T93" style:family="text">
      <style:text-properties fo:font-style="normal" officeooo:rsid="00aee72f" style:font-style-asian="normal" style:font-style-complex="normal"/>
    </style:style>
    <style:style style:name="T94" style:family="text">
      <style:text-properties fo:font-style="normal" officeooo:rsid="00b0ed3d" style:font-style-asian="normal" style:font-style-complex="normal"/>
    </style:style>
    <style:style style:name="T95" style:family="text">
      <style:text-properties fo:font-style="normal" officeooo:rsid="00b131dd" style:font-style-asian="normal" style:font-style-complex="normal"/>
    </style:style>
    <style:style style:name="T96" style:family="text">
      <style:text-properties fo:font-style="normal" officeooo:rsid="00b2d885" style:font-style-asian="normal" style:font-style-complex="normal"/>
    </style:style>
    <style:style style:name="T97" style:family="text">
      <style:text-properties fo:font-style="normal" officeooo:rsid="00b44362" style:font-style-asian="normal" style:font-style-complex="normal"/>
    </style:style>
    <style:style style:name="T98" style:family="text">
      <style:text-properties fo:font-style="normal" officeooo:rsid="00ba3ff6" style:font-style-asian="normal" style:font-style-complex="normal"/>
    </style:style>
    <style:style style:name="T99" style:family="text">
      <style:text-properties fo:font-style="normal" officeooo:rsid="00ba7181" style:font-style-asian="normal" style:font-style-complex="normal"/>
    </style:style>
    <style:style style:name="T100" style:family="text">
      <style:text-properties fo:font-style="normal" officeooo:rsid="00bbcf7d" style:font-style-asian="normal" style:font-style-complex="normal"/>
    </style:style>
    <style:style style:name="T101" style:family="text">
      <style:text-properties fo:font-style="normal" officeooo:rsid="00bc9a10" style:font-style-asian="normal" style:font-style-complex="normal"/>
    </style:style>
    <style:style style:name="T102" style:family="text">
      <style:text-properties fo:font-style="normal" officeooo:rsid="00bcbfa4" style:font-style-asian="normal" style:font-style-complex="normal"/>
    </style:style>
    <style:style style:name="T103" style:family="text">
      <style:text-properties fo:font-style="normal" officeooo:rsid="00bd4207" style:font-style-asian="normal" style:font-style-complex="normal"/>
    </style:style>
    <style:style style:name="T104" style:family="text">
      <style:text-properties fo:font-style="normal" officeooo:rsid="00c35b29" style:font-style-asian="normal" style:font-style-complex="normal"/>
    </style:style>
    <style:style style:name="T105" style:family="text">
      <style:text-properties fo:font-style="normal" officeooo:rsid="00c439d2" style:font-style-asian="normal" style:font-style-complex="normal"/>
    </style:style>
    <style:style style:name="T106" style:family="text">
      <style:text-properties fo:font-style="normal" officeooo:rsid="00c61200" style:font-style-asian="normal" style:font-style-complex="normal"/>
    </style:style>
    <style:style style:name="T107" style:family="text">
      <style:text-properties fo:font-style="normal" officeooo:rsid="00daabc9" style:font-style-asian="normal" style:font-style-complex="normal"/>
    </style:style>
    <style:style style:name="T108" style:family="text">
      <style:text-properties fo:font-style="normal" officeooo:rsid="00dc5163" style:font-style-asian="normal" style:font-style-complex="normal"/>
    </style:style>
    <style:style style:name="T109" style:family="text">
      <style:text-properties fo:font-style="normal" officeooo:rsid="00de10f7" style:font-style-asian="normal" style:font-style-complex="normal"/>
    </style:style>
    <style:style style:name="T110" style:family="text">
      <style:text-properties fo:font-style="normal" officeooo:rsid="00df3e5c" style:font-style-asian="normal" style:font-style-complex="normal"/>
    </style:style>
    <style:style style:name="T111" style:family="text">
      <style:text-properties fo:font-style="normal" officeooo:rsid="00e0cfef" style:font-style-asian="normal" style:font-style-complex="normal"/>
    </style:style>
    <style:style style:name="T112" style:family="text">
      <style:text-properties fo:font-style="normal" officeooo:rsid="00e15e54" style:font-style-asian="normal" style:font-style-complex="normal"/>
    </style:style>
    <style:style style:name="T113" style:family="text">
      <style:text-properties fo:font-style="normal" officeooo:rsid="00e18096" style:font-style-asian="normal" style:font-style-complex="normal"/>
    </style:style>
    <style:style style:name="T114" style:family="text">
      <style:text-properties fo:font-style="normal" officeooo:rsid="00e1b81c" style:font-style-asian="normal" style:font-style-complex="normal"/>
    </style:style>
    <style:style style:name="T115" style:family="text">
      <style:text-properties fo:font-style="normal" officeooo:rsid="00e2c2b5" style:font-style-asian="normal" style:font-style-complex="normal"/>
    </style:style>
    <style:style style:name="T116" style:family="text">
      <style:text-properties fo:font-style="normal" officeooo:rsid="00e33dc8" style:font-style-asian="normal" style:font-style-complex="normal"/>
    </style:style>
    <style:style style:name="T117" style:family="text">
      <style:text-properties fo:font-style="normal" officeooo:rsid="00e3457d" style:font-style-asian="normal" style:font-style-complex="normal"/>
    </style:style>
    <style:style style:name="T118" style:family="text">
      <style:text-properties fo:font-style="normal" officeooo:rsid="00e44292" style:font-style-asian="normal" style:font-style-complex="normal"/>
    </style:style>
    <style:style style:name="T119" style:family="text">
      <style:text-properties fo:font-style="normal" officeooo:rsid="00e5bbb0" style:font-style-asian="normal" style:font-style-complex="normal"/>
    </style:style>
    <style:style style:name="T120" style:family="text">
      <style:text-properties fo:font-style="normal" officeooo:rsid="00e6df80" style:font-style-asian="normal" style:font-style-complex="normal"/>
    </style:style>
    <style:style style:name="T121" style:family="text">
      <style:text-properties fo:font-style="normal" officeooo:rsid="00e8358e" style:font-style-asian="normal" style:font-style-complex="normal"/>
    </style:style>
    <style:style style:name="T122" style:family="text">
      <style:text-properties fo:font-style="normal" officeooo:rsid="00e912cb" style:font-style-asian="normal" style:font-style-complex="normal"/>
    </style:style>
    <style:style style:name="T123" style:family="text">
      <style:text-properties fo:font-style="normal" officeooo:rsid="00e9721b" style:font-style-asian="normal" style:font-style-complex="normal"/>
    </style:style>
    <style:style style:name="T124" style:family="text">
      <style:text-properties fo:font-style="normal" officeooo:rsid="00e9e764" style:font-style-asian="normal" style:font-style-complex="normal"/>
    </style:style>
    <style:style style:name="T125" style:family="text">
      <style:text-properties officeooo:rsid="0065bbb3"/>
    </style:style>
    <style:style style:name="T126" style:family="text">
      <style:text-properties officeooo:rsid="0067e581"/>
    </style:style>
    <style:style style:name="T127" style:family="text">
      <style:text-properties officeooo:rsid="0069de59"/>
    </style:style>
    <style:style style:name="T128" style:family="text">
      <style:text-properties officeooo:rsid="006a9a7e"/>
    </style:style>
    <style:style style:name="T129" style:family="text">
      <style:text-properties officeooo:rsid="006b4e43"/>
    </style:style>
    <style:style style:name="T130" style:family="text">
      <style:text-properties officeooo:rsid="006e4423"/>
    </style:style>
    <style:style style:name="T131" style:family="text">
      <style:text-properties officeooo:rsid="0072e78c"/>
    </style:style>
    <style:style style:name="T132" style:family="text">
      <style:text-properties officeooo:rsid="00740b43"/>
    </style:style>
    <style:style style:name="T133" style:family="text">
      <style:text-properties officeooo:rsid="0075f4c2"/>
    </style:style>
    <style:style style:name="T134" style:family="text">
      <style:text-properties officeooo:rsid="00768a17"/>
    </style:style>
    <style:style style:name="T135" style:family="text">
      <style:text-properties officeooo:rsid="00776e09"/>
    </style:style>
    <style:style style:name="T136" style:family="text">
      <style:text-properties officeooo:rsid="0078bdca"/>
    </style:style>
    <style:style style:name="T137" style:family="text">
      <style:text-properties officeooo:rsid="007a50af"/>
    </style:style>
    <style:style style:name="T138" style:family="text">
      <style:text-properties officeooo:rsid="007eefb5"/>
    </style:style>
    <style:style style:name="T139" style:family="text">
      <style:text-properties officeooo:rsid="007f2c79"/>
    </style:style>
    <style:style style:name="T140" style:family="text">
      <style:text-properties officeooo:rsid="0080e72f"/>
    </style:style>
    <style:style style:name="T141" style:family="text">
      <style:text-properties officeooo:rsid="0081c18c"/>
    </style:style>
    <style:style style:name="T142" style:family="text">
      <style:text-properties officeooo:rsid="0082ca11"/>
    </style:style>
    <style:style style:name="T143" style:family="text">
      <style:text-properties officeooo:rsid="008406c9"/>
    </style:style>
    <style:style style:name="T144" style:family="text">
      <style:text-properties officeooo:rsid="0085803f"/>
    </style:style>
    <style:style style:name="T145" style:family="text">
      <style:text-properties officeooo:rsid="00871bd5"/>
    </style:style>
    <style:style style:name="T146" style:family="text">
      <style:text-properties officeooo:rsid="0088888a"/>
    </style:style>
    <style:style style:name="T147" style:family="text">
      <style:text-properties officeooo:rsid="008a11c6"/>
    </style:style>
    <style:style style:name="T148" style:family="text">
      <style:text-properties officeooo:rsid="008c09d3"/>
    </style:style>
    <style:style style:name="T149" style:family="text">
      <style:text-properties officeooo:rsid="008d5741"/>
    </style:style>
    <style:style style:name="T150" style:family="text">
      <style:text-properties officeooo:rsid="008d8500"/>
    </style:style>
    <style:style style:name="T151" style:family="text">
      <style:text-properties officeooo:rsid="008ee85b"/>
    </style:style>
    <style:style style:name="T152" style:family="text">
      <style:text-properties officeooo:rsid="008f82f8"/>
    </style:style>
    <style:style style:name="T153" style:family="text">
      <style:text-properties officeooo:rsid="0090e0de"/>
    </style:style>
    <style:style style:name="T154" style:family="text">
      <style:text-properties officeooo:rsid="00914f52"/>
    </style:style>
    <style:style style:name="T155" style:family="text">
      <style:text-properties officeooo:rsid="0092363c"/>
    </style:style>
    <style:style style:name="T156" style:family="text">
      <style:text-properties officeooo:rsid="00a8bfd4"/>
    </style:style>
    <style:style style:name="T157" style:family="text">
      <style:text-properties officeooo:rsid="00af3af5"/>
    </style:style>
    <style:style style:name="T158" style:family="text">
      <style:text-properties officeooo:rsid="00b03d58"/>
    </style:style>
    <style:style style:name="T159" style:family="text">
      <style:text-properties officeooo:rsid="00b0ed3d"/>
    </style:style>
    <style:style style:name="T160" style:family="text">
      <style:text-properties officeooo:rsid="00b61373"/>
    </style:style>
    <style:style style:name="T161" style:family="text">
      <style:text-properties officeooo:rsid="00b6b5a2"/>
    </style:style>
    <style:style style:name="T162" style:family="text">
      <style:text-properties officeooo:rsid="00b752c1"/>
    </style:style>
    <style:style style:name="T163" style:family="text">
      <style:text-properties officeooo:rsid="00b8ad90"/>
    </style:style>
    <style:style style:name="T164" style:family="text">
      <style:text-properties officeooo:rsid="00bed7f3"/>
    </style:style>
    <style:style style:name="T165" style:family="text">
      <style:text-properties officeooo:rsid="00bfabcd"/>
    </style:style>
    <style:style style:name="T166" style:family="text">
      <style:text-properties officeooo:rsid="00bfb755"/>
    </style:style>
    <style:style style:name="T167" style:family="text">
      <style:text-properties officeooo:rsid="00c10e06"/>
    </style:style>
    <style:style style:name="T168" style:family="text">
      <style:text-properties officeooo:rsid="00c296e9"/>
    </style:style>
    <style:style style:name="T169" style:family="text">
      <style:text-properties officeooo:rsid="00c35b29"/>
    </style:style>
    <style:style style:name="T170" style:family="text">
      <style:text-properties officeooo:rsid="00c8d7b0"/>
    </style:style>
    <style:style style:name="T171" style:family="text">
      <style:text-properties officeooo:rsid="00c9703f"/>
    </style:style>
    <style:style style:name="T172" style:family="text">
      <style:text-properties officeooo:rsid="00cb3ac6"/>
    </style:style>
    <style:style style:name="T173" style:family="text">
      <style:text-properties officeooo:rsid="00cb5a50"/>
    </style:style>
    <style:style style:name="T174" style:family="text">
      <style:text-properties officeooo:rsid="00cf2f98"/>
    </style:style>
    <style:style style:name="T175" style:family="text">
      <style:text-properties officeooo:rsid="00d125d9"/>
    </style:style>
    <style:style style:name="T176" style:family="text">
      <style:text-properties officeooo:rsid="00d3e54d"/>
    </style:style>
    <style:style style:name="T177" style:family="text">
      <style:text-properties officeooo:rsid="00d57d0b"/>
    </style:style>
    <style:style style:name="T178" style:family="text">
      <style:text-properties officeooo:rsid="00d963b6"/>
    </style:style>
    <style:style style:name="T179" style:family="text">
      <style:text-properties officeooo:rsid="00daabc9"/>
    </style:style>
    <style:style style:name="T180" style:family="text">
      <style:text-properties officeooo:rsid="00eb5828"/>
    </style:style>
    <style:style style:name="T181" style:family="text">
      <style:text-properties officeooo:rsid="00eca2d4"/>
    </style:style>
    <style:style style:name="T182" style:family="text">
      <style:text-properties officeooo:rsid="00eea1c7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11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Tejfel Máté</text:p>
            <text:p text:style-name="P16">Adjunktus, Informatika PhD</text:p>
          </table:table-cell>
          <table:table-cell table:style-name="Table1.A1" office:value-type="string">
            <text:p text:style-name="P18">Legéndi Richárd Olivér</text:p>
            <text:p text:style-name="P13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4">Kiss Nándor</text:p>
            <text:p text:style-name="P17">programtervező informatikus</text:p>
          </table:table-cell>
          <table:covered-table-cell/>
        </table:table-row>
      </table:table>
      <text:p text:style-name="P19">Budapest, 2014</text:p>
      <text:h text:style-name="P52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6"><text:a xlink:type="simple" xlink:href="#__RefHeading__256_1588513907" text:style-name="Index_20_Link" text:visited-style-name="Index_20_Link">Tartalom<text:tab/>2</text:a></text:p>
          <text:p text:style-name="P55"><text:a xlink:type="simple" xlink:href="#__RefHeading__1822_276372136" text:style-name="Index_20_Link" text:visited-style-name="Index_20_Link">1. Bevezető<text:tab/>4</text:a></text:p>
          <text:p text:style-name="P56"><text:a xlink:type="simple" xlink:href="#__RefHeading__1222_1284229645" text:style-name="Index_20_Link" text:visited-style-name="Index_20_Link">1.1. Motiváció<text:tab/>4</text:a></text:p>
          <text:p text:style-name="P57"><text:a xlink:type="simple" xlink:href="#__RefHeading__258_1588513907" text:style-name="Index_20_Link" text:visited-style-name="Index_20_Link">1.1.1. Webfejlesztés menete, mai módszertanok<text:tab/>4</text:a></text:p>
          <text:p text:style-name="P57"><text:a xlink:type="simple" xlink:href="#__RefHeading__260_1588513907" text:style-name="Index_20_Link" text:visited-style-name="Index_20_Link">1.1.2. Webfejlesztési trendek<text:tab/>5</text:a></text:p>
          <text:p text:style-name="P57"><text:a xlink:type="simple" xlink:href="#__RefHeading__316_1588513907" text:style-name="Index_20_Link" text:visited-style-name="Index_20_Link">1.1.3. Contour Framework létjogosultsága<text:tab/>5</text:a></text:p>
          <text:p text:style-name="P55"><text:a xlink:type="simple" xlink:href="#__RefHeading__1830_276372136" text:style-name="Index_20_Link" text:visited-style-name="Index_20_Link">2. Felhasználói dokumentáció<text:tab/>5</text:a></text:p>
          <text:p text:style-name="P56"><text:a xlink:type="simple" xlink:href="#__RefHeading__262_1588513907" text:style-name="Index_20_Link" text:visited-style-name="Index_20_Link">2.1. Alkalmazási területek<text:tab/>6</text:a></text:p>
          <text:p text:style-name="P56"><text:a xlink:type="simple" xlink:href="#__RefHeading__1832_276372136" text:style-name="Index_20_Link" text:visited-style-name="Index_20_Link">2.2. Rendszerkövetelmények<text:tab/>6</text:a></text:p>
          <text:p text:style-name="P56"><text:a xlink:type="simple" xlink:href="#__RefHeading__1834_276372136" text:style-name="Index_20_Link" text:visited-style-name="Index_20_Link">2.3. Demonstrációs alkalmazás telepítése<text:tab/>6</text:a></text:p>
          <text:p text:style-name="P56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57"><text:a xlink:type="simple" xlink:href="#__RefHeading__7992_1588513907" text:style-name="Index_20_Link" text:visited-style-name="Index_20_Link">2.4.1. A lapbetöltés folyamatai<text:tab/>8</text:a></text:p>
          <text:p text:style-name="P57"><text:a xlink:type="simple" xlink:href="#__RefHeading__1224_1284229645" text:style-name="Index_20_Link" text:visited-style-name="Index_20_Link">2.4.2. Alkalmazás funkcionalitása<text:tab/>10</text:a></text:p>
          <text:p text:style-name="P57"><text:a xlink:type="simple" xlink:href="#__RefHeading__7994_1588513907" text:style-name="Index_20_Link" text:visited-style-name="Index_20_Link">2.4.3. Megvalósítás a keretrendszer segítségével<text:tab/>11</text:a></text:p>
          <text:p text:style-name="P57"><text:a xlink:type="simple" xlink:href="#__RefHeading__8028_1588513907" text:style-name="Index_20_Link" text:visited-style-name="Index_20_Link">2.4.4. Tesztelés<text:tab/>11</text:a></text:p>
          <text:p text:style-name="P55"><text:a xlink:type="simple" xlink:href="#__RefHeading__266_1588513907" text:style-name="Index_20_Link" text:visited-style-name="Index_20_Link">3. Fejlesztői dokumentáció<text:tab/>11</text:a></text:p>
          <text:p text:style-name="P56"><text:a xlink:type="simple" xlink:href="#__RefHeading__318_1588513907" text:style-name="Index_20_Link" text:visited-style-name="Index_20_Link">3.1 Vizió a kapcsolódó technológiák tükrében<text:tab/>11</text:a></text:p>
          <text:p text:style-name="P56"><text:a xlink:type="simple" xlink:href="#__RefHeading__7996_1588513907" text:style-name="Index_20_Link" text:visited-style-name="Index_20_Link">3.2 Megvalósítás problémái<text:tab/>12</text:a></text:p>
          <text:p text:style-name="P57"><text:a xlink:type="simple" xlink:href="#__RefHeading__7998_1588513907" text:style-name="Index_20_Link" text:visited-style-name="Index_20_Link">3.2.1. Modulrendszer felépítése<text:tab/>12</text:a></text:p>
          <text:p text:style-name="P57"><text:a xlink:type="simple" xlink:href="#__RefHeading__8000_1588513907" text:style-name="Index_20_Link" text:visited-style-name="Index_20_Link">3.2.2. API felépítés<text:tab/>12</text:a></text:p>
          <text:p text:style-name="P56"><text:a xlink:type="simple" xlink:href="#__RefHeading__8002_1588513907" text:style-name="Index_20_Link" text:visited-style-name="Index_20_Link">3.3. Modulok ismertetése<text:tab/>12</text:a></text:p>
          <text:p text:style-name="P57"><text:a xlink:type="simple" xlink:href="#__RefHeading__8004_1588513907" text:style-name="Index_20_Link" text:visited-style-name="Index_20_Link">3.3.1. Alapstruktúra felépítése<text:tab/>12</text:a></text:p>
          <text:p text:style-name="P57"><text:a xlink:type="simple" xlink:href="#__RefHeading__8006_1588513907" text:style-name="Index_20_Link" text:visited-style-name="Index_20_Link">3.3.2. Kommunikációs csomagok<text:tab/>12</text:a></text:p>
          <text:p text:style-name="P57"><text:soft-page-break/><text:a xlink:type="simple" xlink:href="#__RefHeading__8008_1588513907" text:style-name="Index_20_Link" text:visited-style-name="Index_20_Link">3.3.3. Logikai csomagok<text:tab/>13</text:a></text:p>
          <text:p text:style-name="P56"><text:a xlink:type="simple" xlink:href="#__RefHeading__8010_1588513907" text:style-name="Index_20_Link" text:visited-style-name="Index_20_Link">3.4. További fejlesztési lehetőségek<text:tab/>13</text:a></text:p>
          <text:p text:style-name="P55"><text:a xlink:type="simple" xlink:href="#__RefHeading__1892_276372136" text:style-name="Index_20_Link" text:visited-style-name="Index_20_Link">4. Irodalomjegyzék<text:tab/>13</text:a></text:p>
        </text:index-body>
      </text:table-of-content>
      <text:h text:style-name="Heading_20_1" text:outline-level="1"/>
      <text:h text:style-name="P52" text:outline-level="1"><text:bookmark-start text:name="_Toc375132215"/><text:bookmark-start text:name="__RefHeading__1822_276372136"/>1. Bevezető<text:bookmark-end text:name="_Toc375132215"/><text:bookmark-end text:name="__RefHeading__1822_276372136"/></text:h>
      <text:p text:style-name="P21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</text:span><text:span text:style-name="T19">(JScript, ActionScript)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2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1"><text:span text:style-name="T20">A legtöbb fejlesztő számára viszont 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84" text:outline-level="3"><text:bookmark-start text:name="__RefHeading__258_1588513907"/>1.1.1. Webfejlesztés menete, mai módszertanok<text:bookmark-end text:name="__RefHeading__258_1588513907"/></text:h>
      <text:p text:style-name="P22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125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-oldalra tagolva a fejlesztést. Így a sitebuilder és a backend fejlesztő - megfelelő tervezéssel - párhuzamosan dolgozhatnak. </text:span><text:span text:style-name="T24">Szerver-oldalon PHP nyelven kódoltam </text:span><text:span text:style-name="T25">alkalmazásaim</text:span><text:span text:style-name="T26">at</text:span><text:span text:style-name="T24"> és eleinte kényelmesnek tűnt a kliens-oldal eleresztése. </text:span><text:span text:style-name="T25">Később viszont úgy éreztem, hogy nagyon sok hiba adódik ezen két oldal egymástól független működéséből. Hiszen a bevett, elegáns szokás szerint a szerver a bejövő 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</text:span><text:soft-page-break/><text:span text:style-name="T29">jelent karakterláncokkal. És e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-oldalon pedig a JavaScript függőségekre kell legfőképp odafigyelni.</text:span></text:p>
      <text:h text:style-name="P78" text:outline-level="3"><text:bookmark-start text:name="__RefHeading__260_1588513907"/>1.1.2. Webfejlesztés<text:span text:style-name="T22">i trendek</text:span><text:bookmark-end text:name="__RefHeading__260_1588513907"/></text:h>
      <text:p text:style-name="P27"><text:span text:style-name="T32">Mára egyre többen építik az alkalmazásaikat inkább a kliens-oldalra, mintsem a szerver-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 már jó néhány alkalmazás logika bonyolítását végzi a böngésző, </text:span><text:span text:style-name="T35">de nem szűnik meg teljesen a szerver által előállított HTML kód. </text:span><text:span text:style-name="T126">Mára a cloud, azaz felhő rendszerek használata is egyre elterjedtebb, melynek segítségével a felhasználónak nem kell lokálisan tárolnia állományait, hanem egy távoli helyen, biztonságban tudhatja azokat. Ezen felbuzdúlva születnek sorra olyan a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79" text:outline-level="3"><text:bookmark-start text:name="__RefHeading__316_1588513907"/>1.1.3. Contour Framework létjogosultsága<text:bookmark-end text:name="__RefHeading__316_1588513907"/></text:h>
      <text:p text:style-name="Standard">// <text:span text:style-name="T174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5">Szakdolgozatom tárgya és terméke egy fejlesztői keretrendszer, így a felhasználói dokumentáció is csak fejlesztőknek szól<text:span text:style-name="T127">hat</text:span>. Egyfajta ajánlás a használati módokra.</text:p>
      <text:h text:style-name="P5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3"><text:span text:style-name="T40">A Contour Framework azoknak a szoftvereknek a fejlesztését segíti, melyek komplexitásukban, szolgáltatásaikban asztali alkalmazásokhoz közelítenek. </text:span><text:span text:style-name="T128">Ott </text:span><text:span text:style-name="T128">alkalmazható igazán, a</text:span><text:span text:style-name="T40">hol nem a lapbetöltés sebességének növelése a cél, hanem inkább a kód karbantarthatósága, a fejlesztési és tesztelési idő minimalizálása. </text:span><text:span text:style-name="T128">Azoknál az </text:span><text:span text:style-name="T129">szoftvereknél</text:span><text:span text:style-name="T128">, ahol </text:span><text:span text:style-name="T129">az </text:span><text:span text:style-name="T128">üzleti értékü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130">valamint a fentebb említett felhő alapú alkalmazások. </text:span><text:span text:style-name="T139">Ezúton említeném meg, hogy a szoftver MIT licensszel rendelkezik, így szabadon felhasználható.</text:span></text:p>
      <text:h text:style-name="P6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4"><text:span text:style-name="T42">Mint ahogy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131">gyorsítótár technológiái </text:span><text:span text:style-name="T44">maitt. Ezek mellett a MongoDB adatbázis</text:span><text:span text:style-name="T132">szerver </text:span><text:span text:style-name="T133">is </text:span><text:span text:style-name="T44">szükséges lesz a demonstrációs alkalmazáshoz. </text:span><text:span text:style-name="T134">A noSQL technológiák is egyre elterjedtebbek azokon a területeken, ahol a rendelkezésreállás fontosabb, mint a konzisztencia. Éppen ezért a </text:span><text:span text:style-name="T44">későbbiekben a </text:span><text:span text:style-name="T135">keretrendszer </text:span><text:span text:style-name="T44">munkamenet</text:span><text:span text:style-name="T135">-</text:span><text:span text:style-name="T44">kezelés</text:span><text:span text:style-name="T135">e</text:span><text:span text:style-name="T44"> is valamilyen hasonló noSQL adatbázisra építkezik maj</text:span><text:span text:style-name="T135">d</text:span><text:span text:style-name="T134">. </text:span><text:span text:style-name="T136">Így egyszerű struktúrában villámgyorsan lekérdezhetőek lesznek a felhasználók munkamenetei.</text:span></text:p>
      <text:p text:style-name="P24"><text:span text:style-name="T44">// </text:span><text:span text:style-name="T45">TODO link az nginx gyorsaság alátámasztására</text:span></text:p>
      <text:h text:style-name="P53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6209372002819771063" text:style-name="L1">
        <text:list-item>
          <text:p text:style-name="P66">Mindenek előtt rendelkeznünk kell egy Nginx szerverrel. A telepítésről bővebb információk: // TODO wiki.nginx.com vmi install</text:p>
        </text:list-item>
        <text:list-item>
          <text:p text:style-name="P59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60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61"><text:span text:style-name="T49">Továbbá szükséges lesz a MongoDB </text:span><text:span text:style-name="T50">adatbázis szerver telepítése, </text:span><text:span text:style-name="T163">és indítása.</text:span><text:span text:style-name="T50"> </text:span><text:span text:style-name="T51">// TODO: mongoDB install link</text:span></text:p>
        </text:list-item>
        <text:list-item>
          <text:p text:style-name="P62"><text:span text:style-name="T52">Ezután következhet a példa alkalmazás letöltése a git repository-kból. A frontend alkalmazás </text:span><text:a xlink:type="simple" xlink:href="https://github.com/kipal/NodeMongoAdmin/"><text:span text:style-name="T52">https://github.com/kipal/NodeMongoAdmin/</text:span></text:a><text:span text:style-name="T52"> link alatt érhető el, </text:span><text:span text:style-name="T53">az adatbázis API pedig </text:span><text:a xlink:type="simple" xlink:href="https://github.com/kipal/MongoAPI"><text:span text:style-name="T53">https://github.com/kipal/MongoAPI</text:span></text:a><text:span text:style-name="T53"> itt. </text:span><text:span text:style-name="T75">A konfigurációs állomány egy külön repository-ban helyezkedik el, mivel mind a két alkalmazás ugyanezt használja - </text:span><text:span text:style-name="T89">ezáltal</text:span><text:span text:style-name="T75"> „ismerik” egymást. Célszerű volt ezek submodule-jaként felvenni a konfigurációs repository-t. Ebből következik, hogy a repository-k klónozásakor kezdeményezni kell a submodule-ok rekurzív lekérését. </text:span><text:span text:style-name="T76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63"><text:span text:style-name="T137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74"> paranccsal indíthatjuk el. </text:span><text:span text:style-name="T88">Két alkalmazásnak különböző </text:span><text:span text:style-name="T88">függőségei is vannak</text:span><text:span text:style-name="T74">, így mind a két helyen ki kell adnunk ezt a parancsot.</text:span></text:p>
        </text:list-item>
        <text:list-item>
          <text:p text:style-name="P64"><text:span text:style-name="T54">Indításuk pedig a </text:span><text:span text:style-name="T55">node start-frontend.js </text:span><text:span text:style-name="T70">és a </text:span><text:span text:style-name="T55">node start-api.js</text:span><text:span text:style-name="T70"> parancsokkal történik.</text:span></text:p>
          <text:p text:style-name="P65"><text:span text:style-name="T71">Ha minden sikeresen lezajlott, akkor </text:span><text:span text:style-name="T72">a következő képernyő tárul elénk, </text:span><text:span text:style-name="T73">melyen a betöltött modulok jelennek meg.</text:span></text:p>
          <text:p text:style-name="P67">// TODO képernyőkép </text:p>
        </text:list-item>
      </text:list>
      <text:h text:style-name="P54" text:outline-level="2"><text:bookmark-start text:name="__RefHeading__7990_1588513907"/><text:soft-page-break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26"><text:span text:style-name="T138">Ha sikeresen elindult a demonstrációs alkalmazás, akkor a „</text:span><text:a xlink:type="simple" xlink:href="http://localhost/"><text:span text:style-name="T138">http://localhost</text:span></text:a><text:span text:style-name="T138">”-ot begépelve a böngésző URL sorába a következő képernyő jelenik meg.</text:span></text:p>
      <text:p text:style-name="P33">// TODO képernyőkép</text:p>
      <text:h text:style-name="P73" text:outline-level="3"><text:bookmark-start text:name="__RefHeading__7992_1588513907"/><text:span text:style-name="T13">2.4.1. </text:span><text:span text:style-name="T140">A lapbetöltés folyamatai</text:span><text:bookmark-end text:name="__RefHeading__7992_1588513907"/></text:h>
      <text:p text:style-name="P28"><text:span text:style-name="T140">// </text:span><text:span text:style-name="T141">TODO </text:span><text:a xlink:type="simple" xlink:href="http://fejlodesutjan.hu/contour/flowchart.png"><text:span text:style-name="T141">http://fejlodesutjan.hu/contour/flowchart.png</text:span></text:a></text:p>
      <text:p text:style-name="P34">A fenti ábrán jól látszik(// TODO ábraszám), hogy a lapbetöltés valamelyest eltér a megszokottól. A bevett szokás szerint a böngésző egy hoszttól URI-k alapján szinkron hívást indít, melynek a végeredménye egy HTML kód, <text:span text:style-name="T156">mely linkek formájában tartalmazza a különböző URI-kat</text:span>. Ezzel persze jöhetnek még továbbá JavaScript kódok is, melyek aszinkron hivásokat is indíthatnak. Az Contour Frameworkben viszont a lapbetöltés már az alkalmazás részének számít, így a következőképp alakul.</text:p>
      <text:list xml:id="list5818157583125311545" text:style-name="WWNum12">
        <text:list-header>
          <text:h text:style-name="P85" text:outline-level="4">Szinkron hívások</text:h>
        </text:list-header>
      </text:list>
      <text:p text:style-name="P28"><text:span text:style-name="T141">Sajnos a böngésző, csak úgy képes felépíteni egy HTML oldalt, ha </text:span><text:span text:style-name="T142">a szinkron kérésére,</text:span><text:span text:style-name="T141"> a szerver válasza is HTML formátumú. Így megkerülhetetlen, hogy legalább egy szinkronhívást kezdeményezzen a kliens, mely esetünkben a „/” jelenti. </text:span><text:span text:style-name="T142">Ekkor a következő választ adja a szerver.</text:span></text:p>
      <text:p text:style-name="P28"><text:span text:style-name="T142">// </text:span><text:span text:style-name="T143">TODO html válasz bemásolása</text:span></text:p>
      <text:p text:style-name="P29"><text:span text:style-name="T143">Ez egy jól áttekinthető, minimális hosszúságú kód, mely két JavaScript forrást kér, a keretrendszer és az alkalmazás kódját. </text:span><text:span text:style-name="T144">Ezek további két szinkronhívást jelentenek, melyeket csak a szeparáltság kedvéért válogattam szét. </text:span><text:span text:style-name="T146">Természetesen szerepelhetnének a kódba ágyazva is.</text:span></text:p>
      <text:list xml:id="list1693358712" text:continue-numbering="true" text:style-name="WWNum12">
        <text:list-header>
          <text:h text:style-name="P86" text:outline-level="4"><text:span text:style-name="T145">Kliensoldali kódok generálása, </text:span><text:span text:style-name="T147">küldése</text:span></text:h>
        </text:list-header>
      </text:list>
      <text:p text:style-name="P30"><text:span text:style-name="T148">A rendszer ezen a ponton viselkedik teljesen különböző módon, mint eddigi társai. </text:span><text:span text:style-name="T149">Az </text:span><text:span text:style-name="T150">jólbevált</text:span><text:span text:style-name="T149"> módszertanok a JavaScript forrásokat statikus, előre tömörített tartalmakként k</text:span><text:span text:style-name="T150">ezelték, és küldték ki a kliensekhez</text:span><text:span text:style-name="T149">. </text:span><text:span text:style-name="T151">A Contour Frameworkben viszont ezeket a kódokat a saját forrásaiból állítja elő. Megértéséhez vegyünk egy komplexebb példát.</text:span></text:p>
      <text:p text:style-name="P35">// TODO egy példakód bemásolása</text:p>
      <text:p text:style-name="P31"><text:soft-page-break/><text:span text:style-name="T152">Egy fő szempont volt számomra, hogy minél inkább hasonlítsanak a kódok az osztályalapú tervezéshez. </text:span><text:span text:style-name="T153">Viszont szándékosan nem szeretném az egyes modulokat osztályoknak hívni, mert kilép az osztály korlátai közül, a benne szereplő konstruktor függvény/függvények lehetőségei pedig alulmúlják azokat.</text:span></text:p>
      <text:p text:style-name="P32"><text:span text:style-name="T154">A NodeJS a CommonJS által lefektetett modulrendszerre alapszik. Egy fájlt egy modulnak tekinthetünk, melynek az egyetlen behatolási pontja a </text:span><text:span text:style-name="T57">module.exports</text:span><text:span text:style-name="T77"> alatt található. Létrehoztam egy absztrakt </text:span><text:span text:style-name="T57">Module </text:span><text:span text:style-name="T77">konstruktor függvényt, mely paraménterként egy függvényt vár. Ez nem csak egyszerűen egy függvény, hiszen a később megadott függőségekkel module mintaként indítja azt. </text:span><text:span text:style-name="T78">Ezáltal megoldhatóvá vált, hogy az alkalmazás indításakor az összes fájl betöltődjön, és megkapja azokat a modulokat, melyektől függ. </text:span><text:span text:style-name="T77">Ez jól szeparálttá teszi a kódot, </text:span><text:span text:style-name="T78">és nem kell használni sehol sem a </text:span><text:span text:style-name="T58">require </text:span><text:span text:style-name="T78">parancsot</text:span><text:span text:style-name="T77">. Persze a </text:span><text:span text:style-name="T57">Module</text:span><text:span text:style-name="T77"> </text:span><text:span text:style-name="T78">a paraméterként megkapott modul függvényt nem tudja továbbküldeni a kliensoldalra. Ezért létrehoztam ennek egy gyermek konstruktor függvényét, melyet </text:span><text:span text:style-name="T58">ClientScript-</text:span><text:span text:style-name="T78">nek hívok. Ez már kibővített funkcionalitásaival felkínálja a modult szerver és kliens-oldali használatra egyaránt. </text:span></text:p>
      <text:p text:style-name="P36"><text:span text:style-name="T79">Előszöris a konstruktor függvény bemutatásával kezdeném a </text:span><text:span text:style-name="T80">felépítés jellemzését. </text:span><text:span text:style-name="T81">Ennek a neve esetünkben </text:span><text:span text:style-name="T59">LeftMenuElementWidget</text:span><text:span text:style-name="T81">, </text:span><text:span text:style-name="T90">ahogy az a mintán is látszik//TODO ábrajegyzék kódja</text:span><text:span text:style-name="T81">. </text:span><text:span text:style-name="T91">Fontos megemlíteni, hogy</text:span><text:span text:style-name="T83"> a modul végén ez lesz a visszatérési érték is</text:span><text:span text:style-name="T81"> </text:span><text:span text:style-name="T82">A TODO jelölt pontokon származtatja magát a </text:span><text:span text:style-name="T60">CommonWidget</text:span><text:span text:style-name="T82">-ből</text:span><text:span text:style-name="T83">. </text:span><text:span text:style-name="T84">Lentebb a </text:span><text:span text:style-name="T61">signUp</text:span><text:span text:style-name="T84"> metódusban lehet feliratni a modult, hogy kikerüljön kliens-oldalra. </text:span><text:span text:style-name="T91">Ez a metódus </text:span><text:span text:style-name="T84">lehetőséget nyújt a modul </text:span><text:span text:style-name="T92">meta adatainak feltöltésére, valmint manipulálására is</text:span><text:span text:style-name="T84">. A </text:span><text:span text:style-name="T61">name</text:span><text:span text:style-name="T84"> kötelezően </text:span><text:span text:style-name="T86">feltöltendő</text:span><text:span text:style-name="T84"> </text:span><text:span text:style-name="T86">attribútum</text:span><text:span text:style-name="T84">, </text:span><text:span text:style-name="T85">melyben értelemszerűen meg kell adni a modul nevét. </text:span><text:span text:style-name="T86">A </text:span><text:span text:style-name="T63">dep</text:span><text:span text:style-name="T86"> kulcs dependencies-t rövidíti, mely alatt sorakoznak a modul által használni kívánt egyéb modulok. Itt jegyezném meg, hogy a modulokra hivatkozó karakterláncok, mindig pontokkal elválasztva szerepelnek.</text:span><text:span text:style-name="T85"> </text:span><text:span text:style-name="T86">P</text:span><text:span text:style-name="T85">refixként </text:span><text:span text:style-name="T86">az </text:span><text:span text:style-name="T85">elérési </text:span><text:span text:style-name="T86">utat kell megadni, </text:span><text:span text:style-name="T87">és </text:span><text:span text:style-name="T93">a </text:span><text:span text:style-name="T87">modul neve kötelezően megegyezik a fájl nevével,</text:span><text:span text:style-name="T85"> akár csak Java-ban az </text:span><text:span text:style-name="T62">import</text:span><text:span text:style-name="T85"> parancs eseté</text:span><text:span text:style-name="T87">n. </text:span><text:span text:style-name="T93">A </text:span><text:span text:style-name="T64">name</text:span><text:span text:style-name="T93"> attribútumban viszont a gyökér pontot nem kell megadni, hiszen csak ahhoz tartozhat.</text:span></text:p>
      <text:p text:style-name="P32"><text:span text:style-name="T154">// TODO commonjsre bizonyítékként link </text:span><text:span text:style-name="T155">+ lehet, hogy itt a module-ról szóló részt inkább a fejlesztői doksiba kellene tenni.</text:span></text:p>
      <text:list xml:id="list1257568508" text:continue-numbering="true" text:style-name="WWNum12">
        <text:list-header>
          <text:h text:style-name="P87" text:outline-level="4"><text:soft-page-break/>Aszinkron hívások</text:h>
        </text:list-header>
      </text:list>
      <text:p text:style-name="P37"><text:span text:style-name="T157">Miután betöltődött az alkalmazás, már csak aszinkron hivások indulnak a szerver felé, </text:span><text:span text:style-name="T158">méghozzá egyetlen végpontra. </text:span><text:span text:style-name="T159">Ez a végpont csak JSON kéréseket tud fogadni, mert azt megpróbálja </text:span><text:span text:style-name="T65">Request</text:span><text:span text:style-name="T94"> objektummá alakítani, </text:span><text:span text:style-name="T95">ellenkező esetben </text:span><text:span text:style-name="T96">a kérés hibával tér vissza. </text:span><text:span text:style-name="T97">Persze a hívás lebonyolítására készült egy </text:span><text:span text:style-name="T66">RequestHandler</text:span><text:span text:style-name="T97"> nevű modul, mely csak a megfelelő formában tud kommunikálni, elkerülve a hibákat.</text:span></text:p>
      <text:h text:style-name="P74" text:outline-level="3"><text:bookmark-start text:name="__RefHeading__1224_1284229645"/><text:span text:style-name="T13">2.4.</text:span><text:span text:style-name="T140">2</text:span><text:span text:style-name="T13">. </text:span><text:span text:style-name="T14">Alkalmazás funkcionalitása</text:span><text:bookmark-end text:name="__RefHeading__1224_1284229645"/></text:h>
      <text:p text:style-name="P38"><text:span text:style-name="T160">Demonstrációs alkalmazásnak egy adatbázis kezelőt választottam, melyet a </text:span><text:span text:style-name="T162">jól ismert </text:span><text:span text:style-name="T67">phpMyAdmin</text:span><text:span text:style-name="T160"> inspirált, így lett a neve „NodeMyMongo”. Azért is került erre a választás, mert a szakdolgozat leadásakor, a MongoDB adatbázishoz nem találtam NodeJS-ben írt grafikus, webes kezelő szoftvert. </text:span><text:span text:style-name="T161">Persze a MongoDB funkcionalitásai széleskörűek, így kezdetben csak egy olyan szoftvert </text:span><text:span text:style-name="T162">hoztam létre</text:span><text:span text:style-name="T161">, mely az alapvető, mindennapi adatbázis funkciókat látja el.</text:span></text:p>
      <text:p text:style-name="P38"><text:span text:style-name="T161">// </text:span><text:span text:style-name="T162">TODO Újabb képernyőkép számozással, vagy vmi jelöléssel</text:span></text:p>
      <text:p text:style-name="P51">Jelenleg két fő menüpont érhető el. A „Browse” melynek lehetőséget kínál az adatbázisok megtekintéséhez, és módosításához, valamint a „Status”, mely megjeleníti <text:span text:style-name="T178">00</text:span>az adatbázis szerver aktuális állapotát.</text:p>
      <text:list xml:id="list1124834260" text:continue-numbering="true" text:style-name="WWNum12">
        <text:list-header>
          <text:h text:style-name="P89" text:outline-level="4">Adatbázis műveletek</text:h>
        </text:list-header>
      </text:list>
      <text:p text:style-name="P39"><text:span text:style-name="T98">A baloldali dobozban egy listában szerepelnek a szerveren </text:span><text:span text:style-name="T99">fellelhető</text:span><text:span text:style-name="T98"> adatbázisok. </text:span><text:span text:style-name="T100">Elütő színnel szereplnek a „capped” adatbázisok, ezzel is jelezve, hogy nem belőlük nem lehet dokumentumokat törölni. </text:span><text:span text:style-name="T101">Egy elemre kattintva betöltődnek az aktuállis kollekciók. </text:span><text:span text:style-name="T102">Az elemek mellett pedig szerepel egy „-” gomb, melyre duplán kattintva törlődik az adatbázis. </text:span><text:span text:style-name="T103">Új adatbázis felviteléhez pedig a lista legelső elemében szerepel egy input mező, mely az adatbázis nevét várja. A mellette látható „+” gombra kattintva létrejön az adatbázis.</text:span></text:p>
      <text:list xml:id="list346587498" text:continue-numbering="true" text:style-name="WWNum12">
        <text:list-header>
          <text:h text:style-name="P88" text:outline-level="4">Kollekció műveletek</text:h>
        </text:list-header>
      </text:list>
      <text:p text:style-name="P40"><text:span text:style-name="T164">Ahogy már fentebb említettem, egy adatbázisra kattintva megjelennek annak kollekciói. </text:span><text:span text:style-name="T166">Egy elemre kattintva betöltődik a jobb oldalon elhelyezkedő munkaterületre a benne található dokumentumok. </text:span><text:span text:style-name="T165">Minden </text:span><text:span text:style-name="T166">kollekció</text:span><text:span text:style-name="T165"> mellett szerepel egy „-” gomb – akárcsak az adatbázisoknál –, melyre kattintva törlődik az aktuális kollekció. </text:span><text:span text:style-name="T167">A lista utolsó eleme pedig egy input mező, mely hasonlóképp működik, mint az </text:span><text:soft-page-break/><text:span text:style-name="T167">adatbázisoknál, s a „+” gombra kattintva felvételre kerül a megfelelő adatbázis alá az új kollekció.</text:span></text:p>
      <text:list xml:id="list2170687209" text:continue-numbering="true" text:style-name="WWNum12">
        <text:list-header>
          <text:h text:style-name="P89" text:outline-level="4">Dokumentum műveletek</text:h>
        </text:list-header>
      </text:list>
      <text:p text:style-name="P68"><text:span text:style-name="T168">A jobboldali munkaterületen az aktuálisan kiválasztott kollekció dokumentuma</text:span><text:span text:style-name="T169">inak listája található</text:span><text:span text:style-name="T168">. </text:span><text:span text:style-name="T169">A </text:span><text:span text:style-name="T178">M</text:span><text:span text:style-name="T169">ongoDB adatbázisban egy dokumentum felvételekor </text:span><text:span text:style-name="T179">automatikusan bekerült az elsődleges kulcs </text:span><text:span text:style-name="T169">az </text:span><text:span text:style-name="T68">_id</text:span><text:span text:style-name="T104"> </text:span><text:span text:style-name="T107">attribútum</text:span><text:span text:style-name="T104"> alá, </text:span><text:span text:style-name="T107">aminek az értéke egy generált hash.</text:span><text:span text:style-name="T104"> </text:span><text:span text:style-name="T108">Ezek kizárólagosan azonosítják az egyes dokumentumokat így a</text:span><text:span text:style-name="T105"> list</text:span><text:span text:style-name="T108">aelemek csukott állapotában</text:span><text:span text:style-name="T105"> csak ezek jelennek meg, majd rájuk kattintva nyílik le egy doboz a tartalmukkal. </text:span><text:span text:style-name="T109">A lenyitott állapotban a tartalom táblázatba rendezve jelenik meg. </text:span><text:span text:style-name="T110">Az első oszlopban a kulcsok, a másodikban pedig az értékek szereplnek. Ezek mind input mezők, így szerkeszthetőek is, </text:span><text:span text:style-name="T111">kivéve az </text:span><text:span text:style-name="T69">_id</text:span><text:span text:style-name="T111"> attribútum, mert ez a konzisztencia </text:span><text:span text:style-name="T112">fenntartása végett</text:span><text:span text:style-name="T111"> nem módosítható. </text:span><text:span text:style-name="T113">A módosítható elemek mellett viszont szerepel még egy „-” gomb is, melyre kattintva eltűnik az adott sor. </text:span><text:span text:style-name="T114">A táblázat utolsó sorában szerepelnek az „Operations”, azaz a dokumentummal kapcsolatos műveletek. </text:span><text:span text:style-name="T115">A következő cellában három gomb látható. Az első egy „+” felíratú, melyre kattintva felkerül egy újabb sor a táblázatba. Az azt követő pedig a „Save”, vagyis a mentést kezdeményezi. Itt megemlíteném, hogy a dokumentum változásai addig nem történnek meg szerver-oldalon, míg erre a gombra nem kattintott a felhasználó. </text:span><text:span text:style-name="T116">Az utolsó pedig a „Remove”, azaz a törlés gomb. Erre kattintva rögtön eltűnik az elem a listából. Ez az egyetlen művelet, ami után nem kell mentést indítani.</text:span></text:p>
      <text:p text:style-name="P69"><text:span text:style-name="T105">// </text:span><text:span text:style-name="T106">TODO </text:span><text:span text:style-name="T109">képernyőkép egy dokumentumról, hogy nagyban is látszódjon</text:span><text:span text:style-name="T106">.</text:span></text:p>
      <text:p text:style-name="P41"><text:span text:style-name="T117">A dokumentum lista alatt található egy doboz „Add new document” </text:span><text:span text:style-name="T118">címmel</text:span><text:span text:style-name="T117">. </text:span><text:span text:style-name="T119">Ahogy a felvételkor, itt is táblázatba vannak rendezve a kitölthető inputmezők. </text:span><text:span text:style-name="T120">A „+” gombra kattintva újabb sort ad a táblázatunkhoz, hogy újabb jellemzőket adhassunk meg a dokumentumnak. </text:span><text:span text:style-name="T121">Itt is minden sor végén található egy „-” gomb, mellyel eltűntethetjük az aktuális sort. </text:span><text:span text:style-name="T122">Persze legalább egy sornak maradnia kell, így egy sor esetén nem fog törölni. </text:span><text:span text:style-name="T123">A „Save” gomb pedig itt is a mentésre szolgál. Sikeres mentés esetén újratöltődik a dokumentum lista, melyben már szereplni fog </text:span><text:span text:style-name="T124">a legutóbb felvett elem is.</text:span></text:p>
      <text:p text:style-name="P70"><text:span text:style-name="T105">// </text:span><text:span text:style-name="T106">TODO </text:span><text:span text:style-name="T119">szintén</text:span><text:span text:style-name="T106"> </text:span><text:span text:style-name="T109">képernyőkép egy dokumentum </text:span><text:span text:style-name="T119">saverről</text:span><text:span text:style-name="T109">, hogy nagyban is látszódjon</text:span><text:span text:style-name="T106">.</text:span></text:p>
      <text:list xml:id="list1409488755" text:continue-numbering="true" text:style-name="WWNum12">
        <text:list-header>
          <text:h text:style-name="P90" text:outline-level="4"><text:soft-page-break/>Szerver s<text:span text:style-name="T170">tátusz</text:span></text:h>
        </text:list-header>
      </text:list>
      <text:p text:style-name="P43">A menüsoron a „Status” gombra kattintva jelenik meg a munkaterületen a szerver aktuális mérőszámai. <text:span text:style-name="T180">Itt csak egy faszerkezetű listába rendezve jelennek meg az adatbázis szerver által szolgáltatott adatok. </text:span><text:span text:style-name="T181">Ha az adatbázis nem elérhető, akkor azt is tudatja velünk.</text:span></text:p>
      <text:p text:style-name="P43"><text:span text:style-name="T181">// </text:span><text:span text:style-name="T182">TODO hogyan tudatja velünk (üzenet)</text:span></text:p>
      <text:p text:style-name="P42"><text:span text:style-name="T170">// </text:span><text:span text:style-name="T171">TODO </text:span><text:span text:style-name="T180">képernyőkép.</text:span></text:p>
      <text:h text:style-name="P75" text:outline-level="3"><text:bookmark-start text:name="__RefHeading__7994_1588513907"/><text:span text:style-name="T14">2.4.</text:span><text:span text:style-name="T140">3</text:span><text:span text:style-name="T14">. Megvalósítás</text:span><text:span text:style-name="T172"> a keretrendszer segítségével</text:span><text:bookmark-end text:name="__RefHeading__7994_1588513907"/></text:h>
      <text:list xml:id="list1198897899" text:continue-numbering="true" text:style-name="WWNum12">
        <text:list-header>
          <text:h text:style-name="Heading_20_4" text:outline-level="4"><text:span text:style-name="T173">Frontend szerviz –</text:span><text:span text:style-name="T175"> szerver oldal</text:span></text:h>
        </text:list-header>
      </text:list>
      <text:p text:style-name="Standard"><text:span text:style-name="T175">// </text:span><text:span text:style-name="T176">TODO itt a szerver (async!)felépítését, a responseHandlert kellene kitárgyalni visszautalásokkal a 2.4.1-es pontra</text:span></text:p>
      <text:list xml:id="list315795290" text:continue-numbering="true" text:style-name="WWNum12">
        <text:list-header>
          <text:h text:style-name="P91" text:outline-level="4">Frontend szerviz - kliens-oldal</text:h>
        </text:list-header>
      </text:list>
      <text:p text:style-name="Standard"><text:span text:style-name="T173">// </text:span><text:span text:style-name="T176">TODO mi az a widget, hogyan épül az MVC-re, MongoModel, View-k tárgyalása.</text:span></text:p>
      <text:list xml:id="list1992009701" text:continue-numbering="true" text:style-name="WWNum12">
        <text:list-header>
          <text:h text:style-name="P92" text:outline-level="4">API szerviz</text:h>
        </text:list-header>
      </text:list>
      <text:p text:style-name="Standard"><text:span text:style-name="T173">// </text:span><text:span text:style-name="T176">TODO async mongoDB szerver.</text:span></text:p>
      <text:h text:style-name="P80" text:outline-level="3"><text:bookmark-start text:name="__RefHeading__8028_1588513907"/>2.4.<text:span text:style-name="T140">4</text:span>. Tesztelés<text:bookmark-end text:name="__RefHeading__8028_1588513907"/></text:h>
      <text:p text:style-name="P45">// TODO képernyőképekkel tarkított „idekatt – odakatt” lista.</text:p>
      <text:list xml:id="list2551463286639865259" text:style-name="WWNum13">
        <text:list-header>
          <text:h text:style-name="P81" text:outline-level="3">2.4.5. Alkalmazás továbbfejlesztési lehetőségei</text:h>
        </text:list-header>
      </text:list>
      <text:h text:style-name="P12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7" text:outline-level="2"><text:bookmark-start text:name="__RefHeading__318_1588513907"/><text:span text:style-name="T6">3.1 </text:span><text:span text:style-name="T7">Vizió </text:span><text:span text:style-name="T8">a kapcsolódó technológiák tükrében</text:span><text:bookmark-end text:name="__RefHeading__318_1588513907"/></text:h>
      <text:p text:style-name="P46"/>
      <text:h text:style-name="P8" text:outline-level="2"><text:bookmark-start text:name="__RefHeading__7996_1588513907"/>3.2 Megvalósítás problémái<text:bookmark-end text:name="__RefHeading__7996_1588513907"/></text:h>
      <text:p text:style-name="Standard"/>
      <text:h text:style-name="P82" text:outline-level="3"><text:bookmark-start text:name="__RefHeading__7998_1588513907"/>3.2.1. Modulrendszer felépítése<text:bookmark-end text:name="__RefHeading__7998_1588513907"/></text:h>
      <text:p text:style-name="Standard"/>
      <text:h text:style-name="P93" text:outline-level="4"><text:soft-page-break/>NodeJS module kezelése</text:h>
      <text:p text:style-name="Standard"/>
      <text:h text:style-name="P94" text:outline-level="4">Elforkolt repo<text:span text:style-name="T176">sitory</text:span></text:h>
      <text:p text:style-name="P44"/>
      <text:h text:style-name="P93" text:outline-level="4">Szerver-oldal</text:h>
      <text:p text:style-name="Standard"/>
      <text:h text:style-name="P93" text:outline-level="4">Kliens-oldal</text:h>
      <text:p text:style-name="Standard"/>
      <text:h text:style-name="P83" text:outline-level="3"><text:bookmark-start text:name="__RefHeading__8000_1588513907"/>3.2.2. API felépítés<text:bookmark-end text:name="__RefHeading__8000_1588513907"/></text:h>
      <text:p text:style-name="Standard"/>
      <text:h text:style-name="P95" text:outline-level="4">Keretrendszer támogatása azAPI felépítéshez</text:h>
      <text:p text:style-name="P44"/>
      <text:h text:style-name="P96" text:outline-level="4"><text:span text:style-name="T176">Működés, összhang, </text:span><text:span text:style-name="T177">korlátok</text:span></text:h>
      <text:p text:style-name="P47"/>
      <text:h text:style-name="P9" text:outline-level="2"><text:bookmark-start text:name="__RefHeading__8002_1588513907"/>3.3. Modulok ismertetése<text:bookmark-end text:name="__RefHeading__8002_1588513907"/></text:h>
      <text:p text:style-name="Standard"/>
      <text:h text:style-name="P76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</text:span><text:bookmark-end text:name="__RefHeading__8004_1588513907"/></text:h>
      <text:p text:style-name="P48"/>
      <text:p text:style-name="P20">Apikhoz illeszkedik.</text:p>
      <text:h text:style-name="P77" text:outline-level="3"><text:bookmark-start text:name="__RefHeading__8006_1588513907"/><text:span text:style-name="T10">3.3.</text:span><text:span text:style-name="T11">2</text:span><text:span text:style-name="T10">. Kommunikációs csomagok</text:span><text:bookmark-end text:name="__RefHeading__8006_1588513907"/></text:h>
      <text:p text:style-name="P49"/>
      <text:h text:style-name="P77" text:outline-level="3"><text:bookmark-start text:name="__RefHeading__8008_1588513907"/><text:span text:style-name="T10">3.3.</text:span><text:span text:style-name="T11">3</text:span><text:span text:style-name="T10">. Logikai csomagok</text:span><text:bookmark-end text:name="__RefHeading__8008_1588513907"/></text:h>
      <text:p text:style-name="P49"/>
      <text:h text:style-name="P10" text:outline-level="2"><text:bookmark-start text:name="__RefHeading__8010_1588513907"/><text:span text:style-name="T9">3.</text:span><text:span text:style-name="T13">4</text:span><text:span text:style-name="T9">. További fejlesztési lehetőségek</text:span><text:bookmark-end text:name="__RefHeading__8010_1588513907"/></text:h>
      <text:p text:style-name="P50"/>
      <text:h text:style-name="Heading_20_1" text:outline-level="1"><text:bookmark-start text:name="__RefHeading__1892_276372136"/><text:bookmark-start text:name="_Toc375132250"/><text:soft-page-break/>4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215</meta:editing-cycles>
    <meta:creation-date>2013-12-19T23:43:00</meta:creation-date>
    <dc:date>2014-05-09T23:04:31</dc:date>
    <meta:editing-duration>PT21H43M46S</meta:editing-duration>
    <meta:generator>LibreOffice/4.0.2.2$Linux_X86_64 LibreOffice_project/400m0$Build-2</meta:generator>
    <meta:document-statistic meta:table-count="1" meta:image-count="1" meta:object-count="0" meta:page-count="14" meta:paragraph-count="132" meta:word-count="2485" meta:character-count="18826" meta:non-whitespace-character-count="164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